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2.926cm" fo:min-width="2.52cm"/>
      <style:paragraph-properties style:writing-mode="lr-tb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74cm" fo:min-width="2.214cm"/>
      <style:paragraph-properties style:writing-mode="lr-tb"/>
    </style:style>
    <style:style style:name="gr3" style:family="graphic" style:parent-style-name="objectwithoutfill">
      <style:graphic-properties svg:stroke-color="#b3b3b3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ffff00" draw:fill-color="#666666" draw:textarea-horizontal-align="justify" draw:textarea-vertical-align="middle" draw:auto-grow-height="false" fo:min-height="0.674cm" fo:min-width="1.898cm"/>
      <style:paragraph-properties style:writing-mode="lr-tb"/>
    </style:style>
    <style:style style:name="gr5" style:family="graphic" style:parent-style-name="standard">
      <style:graphic-properties draw:fill-color="#4c4c4c" draw:textarea-horizontal-align="justify" draw:textarea-vertical-align="middle" draw:auto-grow-height="false" fo:min-height="1.109cm" fo:min-width="1.584cm"/>
      <style:paragraph-properties style:writing-mode="lr-tb"/>
    </style:style>
    <style:style style:name="gr6" style:family="graphic" style:parent-style-name="standard">
      <style:graphic-properties svg:stroke-color="#ffff00" draw:fill-color="#666666" draw:textarea-horizontal-align="justify" draw:textarea-vertical-align="middle" draw:auto-grow-height="false" fo:min-height="0.87cm" fo:min-width="3.124cm"/>
      <style:paragraph-properties style:writing-mode="lr-tb"/>
    </style:style>
    <style:style style:name="gr7" style:family="graphic" style:parent-style-name="standard">
      <style:graphic-properties draw:fill-color="#4c4c4c" draw:textarea-horizontal-align="justify" draw:textarea-vertical-align="middle" draw:auto-grow-height="false" fo:min-height="1.346cm" fo:min-width="1.1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color="#ffff00" draw:fill-color="#666666" draw:textarea-horizontal-align="justify" draw:textarea-vertical-align="middle" draw:auto-grow-height="false" fo:min-height="0.674cm" fo:min-width="1.106cm"/>
      <style:paragraph-properties style:writing-mode="lr-tb"/>
    </style:style>
    <style:style style:name="gr10" style:family="graphic" style:parent-style-name="standard">
      <style:graphic-properties draw:fill-color="#4c4c4c" draw:textarea-horizontal-align="justify" draw:textarea-vertical-align="middle" draw:auto-grow-height="false" fo:min-height="1.109cm" fo:min-width="1.422cm"/>
      <style:paragraph-properties style:writing-mode="lr-tb"/>
    </style:style>
    <style:style style:name="gr11" style:family="graphic" style:parent-style-name="standard">
      <style:graphic-properties draw:fill-color="#4c4c4c" draw:textarea-horizontal-align="justify" draw:textarea-vertical-align="middle" draw:auto-grow-height="false" fo:min-height="0.22cm" fo:min-width="1.01cm"/>
      <style:paragraph-properties style:writing-mode="lr-tb"/>
    </style:style>
    <style:style style:name="gr12" style:family="graphic" style:parent-style-name="objectwithoutfill">
      <style:graphic-properties svg:stroke-color="#b3b3b3" draw:marker-start="Arrowheads_20_3" draw:marker-end="Arrowheads_20_2" draw:marker-end-width="0.3cm" draw:fill="none" draw:textarea-vertical-align="middle"/>
    </style:style>
    <style:style style:name="gr13" style:family="graphic" style:parent-style-name="standard">
      <style:graphic-properties svg:stroke-color="#b3b3b3" draw:fill="none" draw:textarea-horizontal-align="justify" draw:textarea-vertical-align="middle" draw:auto-grow-height="false" fo:min-height="8.24cm" fo:min-width="9.164cm"/>
    </style:style>
    <style:style style:name="P1" style:family="paragraph">
      <style:paragraph-properties fo:text-align="center"/>
      <style:text-properties fo:color="#b3b3b3" loext:opacity="100%"/>
    </style:style>
    <style:style style:name="P2" style:family="paragraph">
      <loext:graphic-properties draw:fill-color="#4c4c4c"/>
      <style:paragraph-properties fo:text-align="center"/>
      <style:text-properties fo:color="#b3b3b3" loext:opacity="100%" fo:font-size="14pt" style:font-size-asian="14pt" style:font-size-complex="14pt"/>
    </style:style>
    <style:style style:name="P3" style:family="paragraph">
      <loext:graphic-properties draw:fill-color="#4c4c4c"/>
      <style:paragraph-properties fo:text-align="center"/>
      <style:text-properties fo:color="#b3b3b3" loext:opacity="100%" fo:font-size="12pt" style:font-size-asian="12pt" style:font-size-complex="12pt"/>
    </style:style>
    <style:style style:name="P4" style:family="paragraph">
      <loext:graphic-properties draw:fill="none"/>
      <style:paragraph-properties fo:margin-top="0.4cm" fo:margin-bottom="0cm" fo:text-align="center"/>
    </style:style>
    <style:style style:name="P5" style:family="paragraph">
      <loext:graphic-properties draw:fill-color="#666666"/>
      <style:paragraph-properties fo:text-align="center"/>
      <style:text-properties fo:color="#b3b3b3" loext:opacity="100%" fo:font-size="13pt" style:font-size-asian="13pt" style:font-size-complex="13pt"/>
    </style:style>
    <style:style style:name="P6" style:family="paragraph">
      <loext:graphic-properties draw:fill-color="#4c4c4c"/>
      <style:paragraph-properties fo:text-align="center"/>
      <style:text-properties fo:color="#b3b3b3" loext:opacity="100%" fo:font-size="16pt" style:font-size-asian="16pt" style:font-size-complex="16pt"/>
    </style:style>
    <style:style style:name="P7" style:family="paragraph">
      <loext:graphic-properties draw:fill-color="#666666"/>
      <style:paragraph-properties fo:text-align="center"/>
      <style:text-properties fo:color="#b3b3b3" loext:opacity="100%" fo:font-size="14pt" style:font-size-asian="14pt" style:font-size-complex="14pt"/>
    </style:style>
    <style:style style:name="P8" style:family="paragraph">
      <loext:graphic-properties draw:fill-color="#4c4c4c"/>
      <style:paragraph-properties fo:text-align="center"/>
      <style:text-properties fo:color="#b3b3b3" loext:opacity="100%" fo:font-size="10.5pt" style:font-size-asian="10.5pt" style:font-size-complex="10.5pt"/>
    </style:style>
    <style:style style:name="P9" style:family="paragraph">
      <style:text-properties fo:color="#b3b3b3" loext:opacity="100%"/>
    </style:style>
    <style:style style:name="P10" style:family="paragraph">
      <loext:graphic-properties draw:fill="none" draw:fill-color="#ffffff"/>
      <style:text-properties fo:color="#b3b3b3" loext:opacity="100%" fo:font-size="10.5pt" style:font-size-asian="10.5pt" style:font-size-complex="10.5pt"/>
    </style:style>
    <style:style style:name="P11" style:family="paragraph">
      <loext:graphic-properties draw:fill-color="#666666"/>
      <style:paragraph-properties fo:text-align="center"/>
      <style:text-properties fo:color="#b3b3b3" loext:opacity="100%" fo:font-size="15pt" style:font-size-asian="15pt" style:font-size-complex="15pt"/>
    </style:style>
    <style:style style:name="P12" style:family="paragraph">
      <loext:graphic-properties draw:fill-color="#4c4c4c"/>
      <style:paragraph-properties fo:text-align="center"/>
      <style:text-properties fo:color="#b3b3b3" loext:opacity="100%" fo:font-size="13pt" style:font-size-asian="13pt" style:font-size-complex="13pt"/>
    </style:style>
    <style:style style:name="P13" style:family="paragraph">
      <loext:graphic-properties draw:fill-color="#4c4c4c"/>
      <style:paragraph-properties fo:text-align="center"/>
      <style:text-properties fo:color="#b3b3b3" loext:opacity="100%" fo:font-size="15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2cm" svg:height="3.176cm" svg:x="10.06cm" svg:y="9.022cm">
          <draw:glue-point draw:id="4" svg:x="5cm" svg:y="-3.035cm"/>
          <draw:glue-point draw:id="5" svg:x="-3cm" svg:y="5cm"/>
          <draw:glue-point draw:id="6" svg:x="5cm" svg:y="1.958cm"/>
          <text:p text:style-name="P1"><text:span text:style-name="T1">flex</text:span></text:p>
          <text:p text:style-name="P1"><text:span text:style-name="T1">FP</text:span><text:span text:style-name="T1">G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14cm" svg:height="0.924cm" draw:transform="rotate (-1.5707963267949) translate (15.714cm 7.246cm)">
          <text:p text:style-name="P1"><text:span text:style-name="T2">RAMDA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-0.151cm" svg:x1="13.08cm" svg:y1="9.647cm" svg:x2="14.79cm" svg:y2="8.603cm" draw:start-shape="id1" draw:start-glue-point="4" draw:end-shape="id2" draw:end-glue-point="2" svg:d="M13080 9647h704v-1044h1006" svg:viewBox="0 0 1711 1045">
          <text:p/>
        </draw:connector>
        <draw:custom-shape draw:style-name="gr4" draw:text-style-name="P5" xml:id="id3" draw:id="id3" draw:layer="layout" svg:width="2.398cm" svg:height="0.924cm" draw:transform="rotate (-1.5707963267949) translate (17.326cm 7.408cm)">
          <text:p text:style-name="P1"><text:span text:style-name="T3">DB15H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714cm" svg:y1="8.603cm" svg:x2="16.402cm" svg:y2="8.607cm" draw:start-shape="id2" draw:start-glue-point="0" draw:end-shape="id3" draw:end-glue-point="2" svg:d="M15714 8603h344v4h344" svg:viewBox="0 0 689 5">
          <text:p/>
        </draw:connector>
        <draw:custom-shape draw:style-name="gr5" draw:text-style-name="P6" xml:id="id5" draw:id="id5" draw:layer="layout" svg:width="2.084cm" svg:height="1.359cm" draw:transform="rotate (-1.5707963267949) translate (15.949cm 12.52cm)">
          <draw:glue-point draw:id="4" svg:x="-4.996cm" svg:y="-1.909cm"/>
          <draw:glue-point draw:id="5" svg:x="-4.996cm" svg:y="1.122cm"/>
          <text:p text:style-name="P1"><text:span text:style-name="T4">OPL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3.624cm" svg:height="1.12cm" svg:x="10.211cm" svg:y="14.44cm">
          <text:p text:style-name="P1"><text:span text:style-name="T1">Pin header</text:span></text:p>
          <text:p text:style-name="P1"><text:span text:style-name="T1">2x1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023cm" svg:y1="14.44cm" svg:x2="14.591cm" svg:y2="13.795cm" draw:start-shape="id4" draw:start-glue-point="0" draw:end-shape="id5" draw:end-glue-point="5" svg:d="M12023 14440v-645h2568" svg:viewBox="0 0 2569 646">
          <text:p/>
        </draw:connector>
        <draw:connector draw:style-name="gr3" draw:text-style-name="P4" draw:layer="layout" draw:line-skew="0.483cm" svg:x1="12.023cm" svg:y1="14.44cm" svg:x2="11.57cm" svg:y2="12.198cm" draw:start-shape="id4" draw:start-glue-point="0" draw:end-shape="id1" draw:end-glue-point="2" svg:d="M12023 14440v-638h-453v-1604" svg:viewBox="0 0 454 2243">
          <text:p/>
        </draw:connector>
        <draw:custom-shape draw:style-name="gr7" draw:text-style-name="P8" xml:id="id6" draw:id="id6" draw:layer="layout" svg:width="1.661cm" svg:height="1.596cm" svg:x="8.097cm" svg:y="13.006cm">
          <draw:glue-point draw:id="4" svg:x="5cm" svg:y="-3.035cm"/>
          <text:p text:style-name="P1"><text:span text:style-name="T5">CPL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023cm" svg:y1="14.44cm" svg:x2="9.758cm" svg:y2="13.804cm" draw:start-shape="id4" draw:start-glue-point="0" draw:end-shape="id6" draw:end-glue-point="1" svg:d="M12023 14440v-636h-2265" svg:viewBox="0 0 2266 637">
          <text:p/>
        </draw:connector>
        <draw:connector draw:style-name="gr3" draw:text-style-name="P4" draw:layer="layout" svg:x1="9.757cm" svg:y1="13.32cm" svg:x2="10.664cm" svg:y2="12.198cm" draw:start-shape="id6" draw:start-glue-point="4" draw:end-shape="id1" draw:end-glue-point="5" svg:d="M9757 13320h907v-1122" svg:viewBox="0 0 908 1123">
          <text:p/>
        </draw:connector>
        <draw:frame draw:style-name="gr8" draw:text-style-name="P10" draw:layer="layout" svg:width="1.48cm" svg:height="0.662cm" svg:x="9.305cm" svg:y="12.394cm">
          <draw:text-box>
            <text:p text:style-name="P9"><text:span text:style-name="T5">config</text:span></text:p>
          </draw:text-box>
        </draw:frame>
        <draw:frame draw:style-name="gr8" draw:text-style-name="P10" draw:layer="layout" svg:width="1.95cm" svg:height="0.662cm" svg:x="12.174cm" svg:y="13.23cm">
          <draw:text-box>
            <text:p text:style-name="P9"><text:span text:style-name="T5">local bus</text:span></text:p>
          </draw:text-box>
        </draw:frame>
        <draw:connector draw:style-name="gr3" draw:text-style-name="P4" draw:layer="layout" draw:line-skew="-0.151cm" svg:x1="14.591cm" svg:y1="13.165cm" svg:x2="13.08cm" svg:y2="11.231cm" draw:start-shape="id5" draw:start-glue-point="4" draw:end-shape="id1" draw:end-glue-point="6" svg:d="M14591 13165h-907v-1934h-604" svg:viewBox="0 0 1512 1935">
          <text:p/>
        </draw:connector>
        <draw:custom-shape draw:style-name="gr9" draw:text-style-name="P11" xml:id="id8" draw:id="id8" draw:layer="layout" svg:width="1.606cm" svg:height="0.924cm" draw:transform="rotate (-1.5707963267949) translate (17.326cm 10.438cm)">
          <text:p text:style-name="P1"><text:span text:style-name="T6">j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949cm" svg:y1="11.245cm" svg:x2="16.402cm" svg:y2="11.241cm" draw:start-shape="id7" draw:start-glue-point="0" draw:end-shape="id8" draw:end-glue-point="2" svg:d="M15949 11245h227v-4h226" svg:viewBox="0 0 454 5">
          <text:p/>
        </draw:connector>
        <draw:custom-shape draw:style-name="gr10" draw:text-style-name="P12" xml:id="id7" draw:id="id7" draw:layer="layout" svg:width="1.922cm" svg:height="1.359cm" draw:transform="rotate (-1.5707963267949) translate (15.949cm 10.284cm)">
          <text:p text:style-name="P1"><text:span text:style-name="T3">stereo</text:span></text:p>
          <text:p text:style-name="P1"><text:span text:style-name="T3">DA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1cm" svg:x1="13.08cm" svg:y1="10.61cm" svg:x2="14.59cm" svg:y2="11.245cm" draw:start-shape="id1" draw:start-glue-point="1" draw:end-shape="id7" draw:end-glue-point="2" svg:d="M13080 10610h906v635h604" svg:viewBox="0 0 1511 636">
          <text:p/>
        </draw:connector>
        <draw:custom-shape draw:style-name="gr11" draw:text-style-name="P8" draw:layer="layout" svg:width="1.51cm" svg:height="0.47cm" svg:x="11.268cm" svg:y="13.87cm">
          <draw:glue-point draw:id="4" svg:x="5cm" svg:y="-3.035cm"/>
          <text:p text:style-name="P1"><text:span text:style-name="T5">buff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9" draw:id="id9" draw:layer="layout" svg:width="1.51cm" svg:height="0.47cm" svg:x="8.097cm" svg:y="8.452cm">
          <draw:glue-point draw:id="4" svg:x="5cm" svg:y="-3.035cm"/>
          <draw:glue-point draw:id="5" svg:x="-2.496cm" svg:y="5cm"/>
          <draw:glue-point draw:id="6" svg:x="2cm" svg:y="5cm"/>
          <text:p text:style-name="P1"><text:span text:style-name="T5">latch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10" draw:id="id10" draw:layer="layout" svg:width="2.084cm" svg:height="1.359cm" draw:transform="rotate (-1.5707963267949) translate (9.154cm 9.568cm)">
          <text:p text:style-name="P1"><text:span text:style-name="T6">SR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svg:x1="8.476cm" svg:y1="8.922cm" svg:x2="8.475cm" svg:y2="9.568cm" draw:start-shape="id9" draw:start-glue-point="5" draw:end-shape="id10" draw:end-glue-point="3" svg:d="M8476 8922v323h-1v323" svg:viewBox="0 0 2 647">
          <text:p/>
        </draw:connector>
        <draw:connector draw:style-name="gr12" draw:text-style-name="P4" xml:id="id11" draw:id="id11" draw:layer="layout" svg:x1="10.06cm" svg:y1="10.61cm" svg:x2="9.154cm" svg:y2="10.61cm" draw:start-shape="id1" draw:start-glue-point="3" draw:end-shape="id10" draw:end-glue-point="0" svg:d="M10060 10610h-906" svg:viewBox="0 0 907 1">
          <text:p/>
        </draw:connector>
        <draw:connector draw:style-name="gr3" draw:text-style-name="P4" draw:layer="layout" draw:line-skew="-0.38cm" svg:x1="9.607cm" svg:y1="10.61cm" svg:x2="9.154cm" svg:y2="8.922cm" draw:start-shape="id11" draw:start-glue-point="0" draw:end-shape="id9" draw:end-glue-point="6" svg:d="M9607 10610v-1298h-453v-390" svg:viewBox="0 0 454 1689">
          <text:p/>
        </draw:connector>
        <draw:custom-shape draw:style-name="gr13" draw:text-style-name="P14" draw:layer="layout" svg:width="9.664cm" svg:height="8.49cm" svg:x="7.644cm" svg:y="7.0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2:06:21.567148587</meta:creation-date>
    <dc:date>2024-09-10T22:39:40.568630299</dc:date>
    <meta:editing-duration>PT12M46S</meta:editing-duration>
    <meta:editing-cycles>2</meta:editing-cycles>
    <meta:generator>LibreOffice/7.3.7.2$Linux_X86_64 LibreOffice_project/30$Build-2</meta:generator>
    <meta:document-statistic meta:object-count="26"/>
  </office:meta>
</office:document-meta>
</file>